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898in"/>
    </style:style>
    <style:style style:name="co4" style:family="table-column">
      <style:table-column-properties fo:break-before="auto" style:column-width="1.5957in"/>
    </style:style>
    <style:style style:name="co5" style:family="table-column">
      <style:table-column-properties fo:break-before="auto" style:column-width="2.4909in"/>
    </style:style>
    <style:style style:name="co6" style:family="table-column">
      <style:table-column-properties fo:break-before="auto" style:column-width="3.9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ro5" style:family="table-row">
      <style:table-row-properties style:row-height="0.667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weight-asian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 style:data-style-name="N100">
      <style:table-cell-properties fo:wrap-option="wrap"/>
      <style:text-properties style:font-weight-asian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office:value-type="string">
            <text:p>List of Births and Deaths in TTTA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This list includes symbolic deaths also.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This is basically the important points in a cycle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Note: This spreadsheet is not complete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Robert Gordon</text:p>
          </table:table-cell>
          <table:table-cell office:value-type="string">
            <text:p>Late Saturday night,</text:p>
            <text:p>June 9, 1906</text:p>
          </table:table-cell>
          <table:table-cell office:value-type="string">
            <text:p>Birth.</text:p>
          </table:table-cell>
          <table:table-cell office:value-type="string">
            <text:p>Amelia's 3rd son. <text:s/>For a time it was feared that her 3rd son might never be born to live.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Robert Gordon</text:p>
          </table:table-cell>
          <table:table-cell table:style-name="ce3" office:value-type="string">
            <text:p>Spring 1913</text:p>
          </table:table-cell>
          <table:table-cell table:style-name="ce3" office:value-type="string">
            <text:p>Severe illness.</text:p>
          </table:table-cell>
          <table:table-cell table:style-name="ce3" office:value-type="string">
            <text:p>Visit to Spirit Lake soon after recovery.</text:p>
            <text:p>Approximately 7 years from RG birth.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Poor but honest boy.</text:p>
          </table:table-cell>
          <table:table-cell table:style-name="ce3" office:value-type="string">
            <text:p>None given.</text:p>
          </table:table-cell>
          <table:table-cell table:style-name="ce3" office:value-type="string">
            <text:p>Death. <text:s/>Father of the beautiful young lady <text:span text:style-name="T1">shoots</text:span> him.</text:p>
          </table:table-cell>
          <table:table-cell table:style-name="ce3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Beautiful young lady. <text:s/>Daughter of a wealthy planetr.</text:p>
          </table:table-cell>
          <table:table-cell table:style-name="ce3" office:value-type="string">
            <text:p>None given.</text:p>
          </table:table-cell>
          <table:table-cell table:style-name="ce3" office:value-type="string">
            <text:p>Death: Drowning at Spirit Lake.</text:p>
          </table:table-cell>
          <table:table-cell table:style-name="ce3" office:value-type="string">
            <text:p>It sounds like Gann is saying that the beautiful young lady is the same as Moses, Christ, and RG, since they all walk on water.</text:p>
          </table:table-cell>
        </table:table-row>
        <table:table-row table:style-name="ro5"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Robert Gordon</text:p>
          </table:table-cell>
          <table:table-cell office:value-type="string">
            <text:p>Spring and Summer 1920</text:p>
          </table:table-cell>
          <table:table-cell office:value-type="string">
            <text:p>Severe illness. <text:s/>Death?</text:p>
          </table:table-cell>
          <table:table-cell office:value-type="string">
            <text:p>“<text:span text:style-name="T1">he would never live</text:span> at home again”</text:p>
            <text:p>RG becomes very ill again from malaria.</text:p>
            <text:p>Cotton bear market. <text:s/></text:p>
            <text:p>Approximately 14 years from RG birth.</text:p>
          </table:table-cell>
        </table:table-row>
        <table:table-row table:style-name="ro3">
          <table:table-cell table:number-columns-repeated="2" office:value-type="string">
            <text:p>1</text:p>
          </table:table-cell>
          <table:table-cell office:value-type="string">
            <text:p>Herbert Gordon</text:p>
          </table:table-cell>
          <table:table-cell office:value-type="string">
            <text:p>SF earthquake, </text:p>
            <text:p>April 18, 1906.</text:p>
          </table:table-cell>
          <table:table-cell office:value-type="string">
            <text:p>Death.</text:p>
          </table:table-cell>
          <table:table-cell office:value-type="string">
            <text:p>Amelia's 1st son. <text:s/>Amelia's hope is lost with this death.</text:p>
          </table:table-cell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Hebert Gordon</text:p>
          </table:table-cell>
          <table:table-cell office:value-type="string">
            <text:p>1894</text:p>
          </table:table-cell>
          <table:table-cell office:value-type="string">
            <text:p>Birth.</text:p>
          </table:table-cell>
          <table:table-cell office:value-type="string">
            <text:p>Amelia's 1st son.</text:p>
          </table:table-cell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Ralph Gordon</text:p>
          </table:table-cell>
          <table:table-cell office:value-type="string">
            <text:p>1898, after his father went to the war.</text:p>
          </table:table-cell>
          <table:table-cell office:value-type="string">
            <text:p>Birth.</text:p>
          </table:table-cell>
          <table:table-cell office:value-type="string">
            <text:p>Amelia's 2nd son.</text:p>
          </table:table-cell>
        </table:table-row>
        <table:table-row table:style-name="ro1" table:number-rows-repeated="46">
          <table:table-cell table:number-columns-repeated="6"/>
        </table:table-row>
        <table:table-row table:style-name="ro1" table:number-rows-repeated="29">
          <table:table-cell table:style-name="ce4" table:number-columns-repeated="6"/>
        </table:table-row>
        <table:table-row table:style-name="ro1"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6-28T09:24:04</meta:creation-date>
    <dc:date>2013-06-28T09:46:16</dc:date>
    <dc:creator>Ryan </dc:creator>
    <meta:editing-duration>PT18M33S</meta:editing-duration>
    <meta:editing-cycles>6</meta:editing-cycles>
    <meta:generator>LibreOffice/3.6$Linux_X86_64 LibreOffice_project/360m1$Build-304</meta:generator>
    <meta:document-statistic meta:table-count="1" meta:cell-count="55" meta:object-count="0"/>
  </office:meta>
</office:document-meta>
</file>